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E6000002EEA16D32E2E387C21D.png" manifest:media-type="image/png"/>
  <manifest:file-entry manifest:full-path="Pictures/10000001000000C0000000C03C3C3099D8C45AD7.png" manifest:media-type="image/png"/>
  <manifest:file-entry manifest:full-path="Pictures/10000001000000A0000000A09ECEE02BC6A9FC0B.png" manifest:media-type="image/png"/>
  <manifest:file-entry manifest:full-path="Pictures/100000010000014000000140CF310A5B135ABE99.png" manifest:media-type="image/png"/>
  <manifest:file-entry manifest:full-path="Pictures/10000001000000A0000000A07BB05BCE5981B5C9.png" manifest:media-type="image/png"/>
  <manifest:file-entry manifest:full-path="Pictures/1000000100000140000001403A3E1761183659C3.png" manifest:media-type="image/png"/>
  <manifest:file-entry manifest:full-path="Pictures/100000010000014000000140CAD78A998F2ED85A.png" manifest:media-type="image/png"/>
  <manifest:file-entry manifest:full-path="Pictures/100000010000012C0000012C57B16C21F333A7E6.png" manifest:media-type="image/png"/>
  <manifest:file-entry manifest:full-path="Pictures/1000000100000190000001904BB3DD21FAD28E9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37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4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text-properties style:font-size-asian="22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1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6bae3d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>
        <draw:frame draw:name="Title 3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1" draw:style-name="gr1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1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21.107cm" svg:height="11.524cm" svg:x="1.679cm" svg:y="2.335cm" draw:page-number="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>
        <draw:frame draw:name="Title 1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5" draw:style-name="gr5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9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6" draw:style-name="gr6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22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line draw:style-name="gr7" draw:text-style-name="P9" draw:layer="layout" svg:x1="18.899cm" svg:y1="3.414cm" svg:x2="18.899cm" svg:y2="12.864cm">
          <text:p/>
        </draw:line>
        <draw:custom-shape draw:name="TextBox 20" draw:style-name="gr8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" draw:text-style-name="P11" draw:layer="layout" svg:width="4.355cm" svg:height="1.265cm" svg:x="20.955cm" svg:y="5.085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22" draw:style-name="gr10" draw:text-style-name="P11" draw:layer="layout" svg:width="4.355cm" svg:height="1.265cm" svg:x="20.955cm" svg:y="9.53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1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>
        <draw:frame draw:name="Title 2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7" draw:style-name="gr12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custom-shape draw:name="Straight Arrow Connector 16" draw:style-name="gr13" draw:text-style-name="P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8" draw:style-name="gr14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29" draw:style-name="gr3" draw:text-style-name="P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26" draw:style-name="gr15" draw:text-style-name="P15" draw:layer="layout" svg:width="2.639cm" svg:height="1.263cm" svg:x="2.666cm" svg:y="7.627cm">
          <text:p text:style-name="P14"><text:span text:style-name="T5"><text:s/></text:span><text:span text:style-name="T5">CloudFro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18" draw:style-name="gr13" draw:text-style-name="P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9" draw:layer="layout" svg:x1="18.899cm" svg:y1="3.414cm" svg:x2="18.899cm" svg:y2="12.864cm">
          <text:p/>
        </draw:line>
        <draw:custom-shape draw:name="TextBox 28" draw:style-name="gr16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7" draw:text-style-name="P11" draw:layer="layout" svg:width="4.355cm" svg:height="1.265cm" svg:x="20.955cm" svg:y="5.08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30" draw:style-name="gr18" draw:text-style-name="P11" draw:layer="layout" svg:width="4.99cm" svg:height="1.265cm" svg:x="20.642cm" svg:y="9.566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9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>
        <draw:frame draw:name="Title 4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9" draw:style-name="gr20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custom-shape draw:name="Straight Arrow Connector 21" draw:style-name="gr13" draw:text-style-name="P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0" draw:style-name="gr21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37" draw:style-name="gr3" draw:text-style-name="P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34" draw:style-name="gr22" draw:text-style-name="P15" draw:layer="layout" svg:width="2.639cm" svg:height="1.263cm" svg:x="2.666cm" svg:y="7.627cm">
          <text:p text:style-name="P14"><text:span text:style-name="T5"><text:s/></text:span><text:span text:style-name="T5">CloudFro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23" draw:style-name="gr13" draw:text-style-name="P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9" draw:layer="layout" svg:x1="18.899cm" svg:y1="3.414cm" svg:x2="18.899cm" svg:y2="12.864cm">
          <text:p/>
        </draw:line>
        <draw:custom-shape draw:name="TextBox 36" draw:style-name="gr23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4" draw:text-style-name="P11" draw:layer="layout" svg:width="2.936cm" svg:height="2.277cm" svg:x="21.739cm" svg:y="5.412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38" draw:style-name="gr25" draw:text-style-name="P11" draw:layer="layout" svg:width="2.936cm" svg:height="2.277cm" svg:x="21.739cm" svg:y="10.137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3" draw:text-style-name="P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39" draw:style-name="gr26" draw:text-style-name="P15" draw:layer="layout" svg:width="5.151cm" svg:height="0.756cm" svg:x="17.849cm" svg:y="8.842cm">
          <text:p text:style-name="P14"><text:span text:style-name="T5">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27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>
        <draw:frame draw:name="Title 5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11" draw:style-name="gr28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42" draw:style-name="gr3" draw:text-style-name="P5" draw:layer="layout" svg:width="0.992cm" svg:height="0.991cm" svg:x="15.253cm" svg:y="7.571cm">
          <draw:image xlink:href="Pictures/100000010000012C0000012C57B16C21F333A7E6.png" xlink:type="simple" xlink:show="embed" xlink:actuate="onLoad" draw:mime-type="image/png">
            <text:p/>
          </draw:image>
        </draw:frame>
        <draw:custom-shape draw:name="TextBox 41" draw:style-name="gr29" draw:text-style-name="P11" draw:layer="layout" svg:width="2.1cm" svg:height="0.756cm" svg:x="14.699cm" svg:y="8.562cm">
          <text:p text:style-name="P10"><text:span text:style-name="T2">Lamb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13" draw:text-style-name="P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2" draw:style-name="gr30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45" draw:style-name="gr3" draw:text-style-name="P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42" draw:style-name="gr31" draw:text-style-name="P15" draw:layer="layout" svg:width="2.639cm" svg:height="1.263cm" svg:x="2.666cm" svg:y="7.627cm">
          <text:p text:style-name="P14"><text:span text:style-name="T5"><text:s/></text:span><text:span text:style-name="T5">CloudFro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28" draw:style-name="gr13" draw:text-style-name="P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9" draw:layer="layout" svg:x1="18.899cm" svg:y1="3.414cm" svg:x2="18.899cm" svg:y2="12.864cm">
          <text:p/>
        </draw:line>
        <draw:custom-shape draw:name="TextBox 44" draw:style-name="gr32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3" draw:text-style-name="P11" draw:layer="layout" svg:width="4.355cm" svg:height="1.265cm" svg:x="21.59cm" svg:y="5.085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46" draw:style-name="gr34" draw:text-style-name="P11" draw:layer="layout" svg:width="4.931cm" svg:height="1.265cm" svg:x="21.59cm" svg:y="9.53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3" draw:text-style-name="P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47" draw:style-name="gr35" draw:text-style-name="P15" draw:layer="layout" svg:width="5.151cm" svg:height="0.756cm" svg:x="17.849cm" svg:y="8.842cm">
          <text:p text:style-name="P14"><text:span text:style-name="T5">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36" draw:text-style-name="P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37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>
        <draw:frame draw:name="Title 6" presentation:style-name="pr1" draw:text-style-name="P2" draw:layer="layout" svg:width="26.892cm" svg:height="1.479cm" svg:x="0cm" svg:y="0.095cm" presentation:class="title" presentation:user-transformed="true">
          <draw:text-box>
            <text:p text:style-name="P1"><text:span text:style-name="T1">serverless framework</text:span></text:p>
          </draw:text-box>
        </draw:frame>
        <draw:custom-shape draw:name="Rectangle 13" draw:style-name="gr38" draw:text-style-name="P4" draw:layer="layout" svg:width="17.149cm" svg:height="10.324cm" svg:x="10.151cm" svg:y="2.54cm">
          <text:p text:style-name="P3"><text:span text:style-name="T2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2" draw:text-style-name="P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50" draw:style-name="gr3" draw:text-style-name="P5" draw:layer="layout" svg:width="0.992cm" svg:height="0.991cm" svg:x="15.253cm" svg:y="7.571cm">
          <draw:image xlink:href="Pictures/100000010000012C0000012C57B16C21F333A7E6.png" xlink:type="simple" xlink:show="embed" xlink:actuate="onLoad" draw:mime-type="image/png">
            <text:p/>
          </draw:image>
        </draw:frame>
        <draw:custom-shape draw:name="TextBox 49" draw:style-name="gr39" draw:text-style-name="P11" draw:layer="layout" svg:width="2.1cm" svg:height="0.756cm" svg:x="14.699cm" svg:y="8.562cm">
          <text:p text:style-name="P10"><text:span text:style-name="T2">Lamb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3" draw:text-style-name="P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40" draw:text-style-name="P5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3" draw:text-style-name="P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4" draw:style-name="gr41" draw:text-style-name="P8" draw:layer="layout" svg:width="16.275cm" svg:height="9.45cm" svg:x="11.025cm" svg:y="3.414cm">
          <text:p text:style-name="P7"><text:span text:style-name="T3">V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3" draw:text-style-name="P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53" draw:style-name="gr3" draw:text-style-name="P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50" draw:style-name="gr42" draw:text-style-name="P15" draw:layer="layout" svg:width="2.639cm" svg:height="1.263cm" svg:x="2.666cm" svg:y="7.627cm">
          <text:p text:style-name="P14"><text:span text:style-name="T5"><text:s/></text:span><text:span text:style-name="T5">CloudFro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3" draw:text-style-name="P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33" draw:style-name="gr13" draw:text-style-name="P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3" draw:text-style-name="P5" draw:layer="layout" svg:width="0.945cm" svg:height="0.945cm" svg:x="10.208cm" svg:y="7.279cm">
          <draw:image xlink:href="Pictures/1000000100000190000001904BB3DD21FAD28E97.png" xlink:type="simple" xlink:show="embed" xlink:actuate="onLoad" draw:mime-type="image/png">
            <text:p/>
          </draw:image>
        </draw:frame>
        <draw:custom-shape draw:name="TextBox 51" draw:style-name="gr43" draw:text-style-name="P15" draw:layer="layout" svg:width="2.782cm" svg:height="1.263cm" svg:x="9.292cm" svg:y="8.224cm">
          <text:p text:style-name="P14"><text:span text:style-name="T5">API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18.899cm" svg:y1="3.414cm" svg:x2="18.899cm" svg:y2="12.864cm">
          <text:p/>
        </draw:line>
        <draw:custom-shape draw:name="TextBox 52" draw:style-name="gr44" draw:text-style-name="P11" draw:layer="layout" svg:width="4.2cm" svg:height="1.263cm" svg:x="13.124cm" svg:y="4.464cm">
          <text:p text:style-name="P10"><text:span text:style-name="T2">Public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5" draw:text-style-name="P11" draw:layer="layout" svg:width="4.931cm" svg:height="1.265cm" svg:x="21.104cm" svg:y="5.08cm">
          <text:p text:style-name="P10"><text:span text:style-name="T2">Private subnet</text:span></text:p>
          <text:p text:style-name="P10"><text:span text:style-name="T2">ap-northeast-1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9" draw:layer="layout" svg:x1="27.299cm" svg:y1="8.139cm" svg:x2="18.899cm" svg:y2="8.139cm">
          <text:p/>
        </draw:line>
        <draw:custom-shape draw:name="TextBox 54" draw:style-name="gr46" draw:text-style-name="P11" draw:layer="layout" svg:width="4.296cm" svg:height="1.265cm" svg:x="21.59cm" svg:y="10.16cm">
          <text:p text:style-name="P10"><text:span text:style-name="T2">Private subnet</text:span></text:p>
          <text:p text:style-name="P10"><text:span text:style-name="T2">ap-northeast-1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3" draw:text-style-name="P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55" draw:style-name="gr47" draw:text-style-name="P15" draw:layer="layout" svg:width="5.151cm" svg:height="0.756cm" svg:x="17.849cm" svg:y="8.842cm">
          <text:p text:style-name="P14"><text:span text:style-name="T5">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36" draw:text-style-name="P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48" draw:text-style-name="P5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49" draw:text-style-name="P13" draw:layer="layout" svg:width="2.183cm" svg:height="0.756cm" svg:x="6.019cm" svg:y="8.122cm">
          <text:p text:style-name="P12"><text:span text:style-name="T4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21.107cm" svg:height="11.524cm" svg:x="1.679cm" svg:y="2.335cm" draw:page-number="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font-size="2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6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6</text:page-number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General_5f_DB" style:display-name="General_DB" style:page-layout-name="PM1" draw:style-name="Mdp2">
      <draw:frame draw:name="Picture 9" draw:style-name="Mgr3" draw:text-style-name="MP7" draw:layer="backgroundobjects" svg:width="1.343cm" svg:height="0.806cm" svg:x="0.644cm" svg:y="14.321cm">
        <draw:image xlink:href="Pictures/10000001000004E6000002EEA16D32E2E387C21D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2"><text:page-number>6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08T22:54:54.227000000</dc:date>
    <meta:editing-duration>PT3M27S</meta:editing-duration>
    <meta:editing-cycles>1</meta:editing-cycles>
    <meta:document-statistic meta:object-count="147"/>
    <meta:generator>LibreOffice/7.3.0.3$Windows_X86_64 LibreOffice_project/0f246aa12d0eee4a0f7adcefbf7c878fc2238db3</meta:generator>
  </office:meta>
</office:document-meta>
</file>